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style:font-face style:name="inherit" svg:font-family="inherit"/>
  </office:font-face-decls>
  <office:automatic-styles>
    <style:style style:name="P1"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color="#000000" loext:opacity="100%" style:font-name="Liberation Serif" fo:font-size="12pt" fo:font-weight="normal" officeooo:rsid="0012faea" officeooo:paragraph-rsid="0012faea" fo:background-color="#ffffff" style:font-size-asian="12pt" style:font-weight-asian="normal" style:font-size-complex="12pt" style:font-weight-complex="normal"/>
    </style:style>
    <style:style style:name="P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Liberation Serif" fo:font-size="12pt" fo:font-weight="normal" officeooo:paragraph-rsid="0012faea" fo:background-color="#ffffff" style:font-size-asian="12pt" style:font-weight-asian="normal" style:font-size-complex="12pt" style:font-weight-complex="normal"/>
    </style:style>
    <style:style style:name="P3"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paragraph-rsid="0012faea" fo:background-color="#ffffff" style:font-size-asian="12pt" style:font-weight-asian="normal" style:font-size-complex="12pt" style:font-weight-complex="normal" loext:padding="0cm" loext:border="none"/>
    </style:style>
    <style:style style:name="P4"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rsid="0012faea" officeooo:paragraph-rsid="0012faea" fo:background-color="#ffffff" style:font-size-asian="12pt" style:font-weight-asian="normal" style:font-size-complex="12pt" style:font-weight-complex="normal" loext:padding="0cm" loext:border="none"/>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Liberation Serif" fo:font-size="12pt" fo:font-weight="normal" officeooo:paragraph-rsid="0012faea" fo:background-color="#ffffff"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Liberation Serif" fo:font-size="12pt" style:text-underline-style="solid" style:text-underline-width="auto" style:text-underline-color="font-color" fo:font-weight="bold" officeooo:paragraph-rsid="0012faea" fo:background-color="#ffffff" style:font-size-asian="12pt" style:font-weight-asian="bold" style:font-size-complex="12pt" style:font-weight-complex="bold"/>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Liberation Serif" fo:font-size="12pt" style:text-underline-style="solid" style:text-underline-width="auto" style:text-underline-color="font-color" fo:font-weight="bold" officeooo:rsid="0012faea" officeooo:paragraph-rsid="0012faea" fo:background-color="#ffffff" style:font-size-asian="12pt" style:font-weight-asian="bold" style:font-size-complex="12pt" style:font-weight-complex="bold"/>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Liberation Serif" fo:font-size="12pt" style:text-underline-style="solid" style:text-underline-width="auto" style:text-underline-color="font-color" fo:font-weight="bold" officeooo:rsid="00150df4" officeooo:paragraph-rsid="00150df4" fo:background-color="#ffffff" style:font-size-asian="12pt" style:font-weight-asian="bold" style:font-size-complex="12pt" style:font-weight-complex="bold"/>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Liberation Serif" fo:font-size="12pt" style:text-underline-style="solid" style:text-underline-width="auto" style:text-underline-color="font-color" fo:font-weight="normal" officeooo:rsid="0012faea" officeooo:paragraph-rsid="0012faea" fo:background-color="#ffffff"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Liberation Serif" fo:font-size="12pt" style:text-underline-style="none" fo:font-weight="normal" officeooo:rsid="0012faea" officeooo:paragraph-rsid="0012faea" fo:background-color="#ffffff"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Liberation Serif" fo:font-size="12pt" style:text-underline-style="none" fo:font-weight="normal" officeooo:rsid="00150df4" officeooo:paragraph-rsid="00150df4" fo:background-color="#ffffff" style:font-size-asian="12pt" style:font-weight-asian="normal" style:font-size-complex="12pt" style:font-weight-complex="normal"/>
    </style:style>
    <style:style style:name="T1" style:family="text">
      <style:text-properties fo:font-variant="normal" fo:text-transform="none" fo:letter-spacing="normal" loext:padding="0cm" loext:border="none"/>
    </style:style>
    <style:style style:name="T2" style:family="text">
      <style:text-properties fo:font-variant="normal" fo:text-transform="none" fo:letter-spacing="normal" fo:font-style="normal" loext:padding="0cm" loext:border="none"/>
    </style:style>
    <style:style style:name="T3" style:family="text">
      <style:text-properties fo:font-variant="normal" fo:text-transform="none" fo:letter-spacing="normal" fo:font-style="normal" style:text-underline-style="solid" style:text-underline-width="auto" style:text-underline-color="font-color" loext:padding="0cm" loext:border="none"/>
    </style:style>
    <style:style style:name="T4" style:family="text">
      <style:text-properties fo:font-variant="normal" fo:text-transform="none" fo:letter-spacing="normal" fo:font-style="normal" style:text-underline-style="solid" style:text-underline-width="auto" style:text-underline-color="font-color" fo:font-weight="bold" style:font-weight-asian="bold" style:font-weight-complex="bold" loext:padding="0cm" loext:border="none"/>
    </style:style>
    <style:style style:name="T5" style:family="text">
      <style:text-properties fo:font-variant="normal" fo:text-transform="none" fo:letter-spacing="normal" fo:font-style="normal" style:text-underline-style="solid" style:text-underline-width="auto" style:text-underline-color="font-color" fo:font-weight="bold" officeooo:rsid="0012faea" style:font-weight-asian="bold" style:font-weight-complex="bold" loext:padding="0cm" loext:border="none"/>
    </style:style>
    <style:style style:name="T6" style:family="text">
      <style:text-properties fo:font-variant="normal" fo:text-transform="none" fo:letter-spacing="normal" fo:font-style="normal" officeooo:rsid="0012faea" loext:padding="0cm" loext:border="none"/>
    </style:style>
    <style:style style:name="T7" style:family="text">
      <style:text-properties fo:font-variant="normal" fo:text-transform="none" fo:letter-spacing="normal" fo:font-style="normal" style:text-underline-style="none" fo:font-weight="normal" style:font-weight-asian="normal" style:font-weight-complex="normal" loext:padding="0cm" loext:border="none"/>
    </style:style>
    <style:style style:name="T8" style:family="text">
      <style:text-properties fo:font-variant="normal" fo:text-transform="none" fo:letter-spacing="normal" style:text-underline-style="solid" style:text-underline-width="auto" style:text-underline-color="font-color" fo:font-weight="bold" style:font-weight-asian="bold" style:font-weight-complex="bold" loext:padding="0cm" loext:border="none"/>
    </style:style>
    <style:style style:name="T9" style:family="text">
      <style:text-properties officeooo:rsid="0012faea"/>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SAE</text:span></text:p>
      <text:p text:style-name="P2"><text:span text:style-name="T2"/></text:p>
      <text:p text:style-name="P2"><text:span text:style-name="T4">SAE</text:span><text:span text:style-name="T8"> </text:span><text:span text:style-name="T4">Classement dus 3 cr</text:span><text:span text:style-name="T5">ières</text:span><text:span text:style-name="T4">:</text:span><text:span text:style-name="T1"> </text:span></text:p>
      <text:p text:style-name="P2"><text:span text:style-name="T1"/></text:p>
      <text:list xml:id="list1545862768" text:style-name="L1">
        <text:list-item>
          <text:p text:style-name="P3">Co<text:span text:style-name="T9">ût</text:span></text:p>
        </text:list-item>
        <text:list-item>
          <text:p text:style-name="P4">Délai</text:p>
        </text:list-item>
        <text:list-item>
          <text:p text:style-name="P4">Qualité</text:p>
          <text:p text:style-name="P4"/>
        </text:list-item>
      </text:list>
      <text:p text:style-name="P5"><text:span text:style-name="T4">Les exigences fonctionnelles pour le projet:</text:span></text:p>
      <text:p text:style-name="P5"><text:span text:style-name="T2">respecter le budget prévu pour la r</text:span><text:span text:style-name="T6">é</text:span><text:span text:style-name="T2">alisation du projet, </text:span><text:span text:style-name="T6">le</text:span><text:span text:style-name="T2"> budget est de 7 000€. </text:span><text:span text:style-name="T6">il faut</text:span><text:span text:style-name="T2"> que le projet s</text:span><text:span text:style-name="T6">oit fini</text:span><text:span text:style-name="T2"> avant la fi</text:span><text:span text:style-name="T6">n</text:span><text:span text:style-name="T2"> de</text:span><text:span text:style-name="T6">s vacances</text:span><text:span text:style-name="T2"> </text:span><text:span text:style-name="T6">l</text:span><text:span text:style-name="T2">'été tout en faisant attention aux trav</text:span><text:span text:style-name="T6">aux</text:span><text:span text:style-name="T2"> électrique. </text:span><text:span text:style-name="T6">Avoir</text:span><text:span text:style-name="T2"> une bonne isolation s</text:span><text:span text:style-name="T6">onor</text:span><text:span text:style-name="T2"> pour p</text:span><text:span text:style-name="T6">ouvoir</text:span><text:span text:style-name="T2"> </text:span><text:span text:style-name="T6">jouer</text:span><text:span text:style-name="T2"> de la musique, supprimer le problème d'humidité et le lavabo et la douche que fonctionne </text:span></text:p>
      <text:p text:style-name="P5"><text:span text:style-name="T2"/></text:p>
      <text:p text:style-name="P6"><text:span text:style-name="T2">Objectif SMART :</text:span></text:p>
      <text:p text:style-name="P5"><text:span text:style-name="T2"><text:s/>R</text:span><text:span text:style-name="T6">é</text:span><text:span text:style-name="T2">aliser l'</text:span><text:span text:style-name="T6">aménagement</text:span><text:span text:style-name="T2"> de la chambre tout en respect</text:span><text:span text:style-name="T6">en</text:span><text:span text:style-name="T2">t le budget de 7000€ et </text:span><text:span text:style-name="T6">e</text:span><text:span text:style-name="T2">n respectant les limites du projet, </text:span><text:span text:style-name="T6">l’é</text:span><text:span text:style-name="T2">chelle de temps. </text:span><text:span text:style-name="T6">Réaliser</text:span><text:span text:style-name="T2"> la douche et le lavabo avant la f</text:span><text:span text:style-name="T6">in</text:span><text:span text:style-name="T2"> des v</text:span><text:span text:style-name="T6">acances </text:span><text:span text:style-name="T2">d'ét</text:span><text:span text:style-name="T6">é</text:span><text:span text:style-name="T2"> R</text:span><text:span text:style-name="T6">é</text:span><text:span text:style-name="T2">aliser une </text:span><text:span text:style-name="T6">isolation</text:span><text:span text:style-name="T2"> </text:span><text:span text:style-name="T6">sonore</text:span><text:span text:style-name="T2"> p</text:span><text:span text:style-name="T6">our jouer de la musique, dans le délai à respecter.</text:span></text:p>
      <text:p text:style-name="P5"><text:span text:style-name="T6"/></text:p>
      <text:p text:style-name="P7"><text:span text:style-name="T2">Exigence non fonctionnelle :</text:span></text:p>
      <text:p text:style-name="P7"><text:span text:style-name="T2"/></text:p>
      <text:p text:style-name="P10"><text:span text:style-name="T2">Assurer une isolation afin de pouvoir pratiquer de la musique sans déranger son entourage proche (voisin, parents, frère et sœur). Améliorer le confort de la douche pour permettre une utilisation agréable. Avoir des meubles agréables ayant une bonne qualité et un usage simple (lit, coussin, meuble).</text:span></text:p>
      <text:p text:style-name="P10"><text:span text:style-name="T2"/></text:p>
      <text:p text:style-name="P10"><text:span text:style-name="T4">Demandeur et client :</text:span></text:p>
      <text:p text:style-name="P10"><text:span text:style-name="T4"/></text:p>
      <text:p text:style-name="P10"><text:span text:style-name="T2">Le demandeur et le client sont lui-même donc c’est l’étudiant <text:s/>qui souhaite réaliser cette aménagement par différent intervenant (parents, amis).</text:span></text:p>
      <text:p text:style-name="P10"><text:span text:style-name="T2"/></text:p>
      <text:p text:style-name="P10"><text:span text:style-name="T2">Ce projet consiste à réaménager sa chambre en transformant ses différents contrainte.</text:span></text:p>
      <text:p text:style-name="P10"><text:span text:style-name="T2"/></text:p>
      <text:p text:style-name="P10"><text:span text:style-name="T4">Contrainte du projet :</text:span></text:p>
      <text:p text:style-name="P10"><text:span text:style-name="T4"/></text:p>
      <text:p text:style-name="P10"><text:span text:style-name="T2">Réaliser l’aménagement avant la fin des vacances d’été.</text:span></text:p>
      <text:p text:style-name="P10"><text:span text:style-name="T2">Installation d’une douche <text:s/>et d’un lavabo.</text:span></text:p>
      <text:p text:style-name="P10"><text:span text:style-name="T2">Régler le problème d’humilité et l’isolation sonore, la rue sera élargie dans 2ans.</text:span></text:p>
      <text:p text:style-name="P10"><text:span text:style-name="T2">Budget de 7 000 euro.</text:span></text:p>
      <text:p text:style-name="P10"><text:span text:style-name="T2"/></text:p>
      <text:p text:style-name="P7"><text:span text:style-name="T2">Parties prenantes :</text:span></text:p>
      <text:p text:style-name="P7"><text:span text:style-name="T2"/></text:p>
      <text:p text:style-name="P10"><text:span text:style-name="T3">Aide </text:span><text:span text:style-name="T2">:</text:span></text:p>
      <text:p text:style-name="P10"><text:span text:style-name="T2"/></text:p>
      <text:p text:style-name="P10"><text:span text:style-name="T2">Parents (aide financières).</text:span></text:p>
      <text:p text:style-name="P10"><text:span text:style-name="T2">Père (Installation la douche et le lavabo)</text:span></text:p>
      <text:p text:style-name="P10"><text:soft-page-break/><text:span text:style-name="T2">Grand frère (laisse sa chambre</text:span></text:p>
      <text:p text:style-name="P10"><text:span text:style-name="T2">Sacha ( CAP Electricien)</text:span></text:p>
      <text:p text:style-name="P10"><text:span text:style-name="T2">Jinny (Aide)</text:span></text:p>
      <text:p text:style-name="P10"><text:span text:style-name="T2">Responsable de stage (Augmentation salarial)</text:span></text:p>
      <text:p text:style-name="P10"><text:span text:style-name="T2">Sonia (Ingéniosité)</text:span></text:p>
      <text:p text:style-name="P10"><text:span text:style-name="T2"/></text:p>
      <text:p text:style-name="P9"><text:span text:style-name="T2">Hostile :</text:span></text:p>
      <text:p text:style-name="P9"><text:span text:style-name="T2"/></text:p>
      <text:p text:style-name="P10"><text:span text:style-name="T2">Mère (Soutient la sœur dans la récupération de la chambre)</text:span></text:p>
      <text:p text:style-name="P10"><text:span text:style-name="T2">Betty (Jalouse de la relation avec son copain et veut récupérer sa chambre)</text:span></text:p>
      <text:p text:style-name="P10"><text:span text:style-name="T2"/></text:p>
      <text:p text:style-name="P10"><text:span text:style-name="T4">Chef de projet :</text:span></text:p>
      <text:p text:style-name="P10"><text:span text:style-name="T4"/></text:p>
      <text:p text:style-name="P10"><text:span text:style-name="T2">Le chef de projet c’est moi, mes compétences sont :</text:span></text:p>
      <text:p text:style-name="P10"><text:span text:style-name="T2">jouer de la musique, informatique, le chef de projet est déterminé à la réussite du projet.</text:span></text:p>
      <text:p text:style-name="P10"><text:span text:style-name="T2"/></text:p>
      <text:p text:style-name="P10"><text:span text:style-name="T4">Acteur pour ma matrice RACI :</text:span></text:p>
      <text:p text:style-name="P10"><text:span text:style-name="T7"/></text:p>
      <text:p text:style-name="P10"><text:span text:style-name="T2">Chef de projet (moi), les parents, grand frère, Sacha, Jimmy, responsable de stage, Sonia, Betty.</text:span></text:p>
      <text:p text:style-name="P10"><text:span text:style-name="T2"/></text:p>
      <text:p text:style-name="P10"><text:span text:style-name="T4">L’équipe projet :</text:span></text:p>
      <text:p text:style-name="P10"><text:span text:style-name="T4"/></text:p>
      <text:p text:style-name="P10"><text:span text:style-name="T2">Les personne que je peux définir en tant que acteurs principaux constituant l’équipe projet sont :</text:span></text:p>
      <text:p text:style-name="P10"><text:span text:style-name="T2">le père, Jimmy, Sacha car ils vont effectuer des tâches et aide pour l’aménagement. </text:span></text:p>
      <text:p text:style-name="P10"><text:span text:style-name="T2"/></text:p>
      <text:p text:style-name="P8"><text:span text:style-name="T2">Tâche du projet :</text:span></text:p>
      <text:p text:style-name="P8"><text:span text:style-name="T2"/></text:p>
      <text:p text:style-name="P11"><text:span text:style-name="T2"/></text:p>
      <text:p text:style-name="P10"><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11:18:18.985000000</meta:creation-date>
    <dc:date>2024-03-05T11:57:16.537000000</dc:date>
    <meta:editing-duration>PT38M57S</meta:editing-duration>
    <meta:editing-cycles>3</meta:editing-cycles>
    <meta:generator>LibreOffice/7.5.0.3$Windows_X86_64 LibreOffice_project/c21113d003cd3efa8c53188764377a8272d9d6de</meta:generator>
    <meta:document-statistic meta:table-count="0" meta:image-count="0" meta:object-count="0" meta:page-count="2" meta:paragraph-count="40" meta:word-count="395" meta:character-count="2400" meta:non-whitespace-character-count="2042"/>
  </office:meta>
</office:document-meta>
</file>